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R-format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Jump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D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anc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ump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R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toR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Writ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S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Writ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al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q 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4:57:41.6747038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07T22:27:17</meta:creation-date>
    <dc:date>2015-05-16T17:06:36.461607833</dc:date>
    <meta:generator>LibreOffice/4.3.6.2$Linux_X86_64 LibreOffice_project/430$Build-2</meta:generator>
    <dc:creator>Acácia Terra</dc:creator>
    <meta:editing-duration>PT53M56S</meta:editing-duration>
    <meta:editing-cycles>2</meta:editing-cycles>
    <meta:document-statistic meta:table-count="3" meta:cell-count="16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